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horizontal-align="center" draw:textarea-vertical-align="top"/>
    </style:style>
    <style:style style:name="gr2" style:family="graphic" style:parent-style-name="standard">
      <style:graphic-properties draw:fill-color="#ffcc99" draw:textarea-horizontal-align="center" draw:textarea-vertical-align="top" draw:shadow="visible" draw:shadow-offset-x="0.051cm" draw:shadow-offset-y="0.051cm" draw:shadow-opacity="50%"/>
    </style:style>
    <style:style style:name="gr3" style:family="graphic" style:parent-style-name="standard">
      <style:graphic-properties draw:fill-color="#ffffcc" draw:textarea-horizontal-align="center" draw:textarea-vertical-align="middle" draw:shadow="visible" draw:shadow-offset-x="0.051cm" draw:shadow-offset-y="0.051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9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556cm" svg:height="8.255cm" svg:x="1.381cm" svg:y="1.254cm">
          <text:p text:style-name="P1"><text:span text:style-name="T1">sequence</text:span></text:p>
        </draw:rect>
        <draw:rect draw:style-name="gr2" draw:text-style-name="P2" draw:layer="layout" svg:width="2.54cm" svg:height="2.159cm" svg:x="1.889cm" svg:y="2.016cm">
          <text:p text:style-name="P1"><text:span text:style-name="T1">sequence</text:span></text:p>
        </draw:rect>
        <draw:rect draw:style-name="gr3" draw:text-style-name="P2" draw:layer="layout" svg:width="1.651cm" svg:height="0.381cm" svg:x="2.27cm" svg:y="2.633cm">
          <text:p text:style-name="P1"><text:span text:style-name="T1">lesson</text:span></text:p>
        </draw:rect>
        <draw:rect draw:style-name="gr3" draw:text-style-name="P2" draw:layer="layout" svg:width="1.651cm" svg:height="0.381cm" svg:x="2.271cm" svg:y="2.634cm">
          <text:p text:style-name="P1"><text:span text:style-name="T1">lesson</text:span></text:p>
        </draw:rect>
        <draw:rect draw:style-name="gr3" draw:text-style-name="P2" draw:layer="layout" svg:width="1.651cm" svg:height="0.381cm" svg:x="2.271cm" svg:y="2.634cm">
          <text:p text:style-name="P1"><text:span text:style-name="T1">lesson</text:span></text:p>
        </draw:rect>
        <draw:rect draw:style-name="gr3" draw:text-style-name="P2" draw:layer="layout" svg:width="1.651cm" svg:height="0.381cm" svg:x="2.27cm" svg:y="3.649cm">
          <text:p text:style-name="P1"><text:span text:style-name="T1">lesson</text:span></text:p>
        </draw:rect>
        <draw:rect draw:style-name="gr3" draw:text-style-name="P2" draw:layer="layout" svg:width="1.651cm" svg:height="0.381cm" svg:x="2.27cm" svg:y="3.141cm">
          <text:p text:style-name="P1"><text:span text:style-name="T1">lesson</text:span></text:p>
        </draw:rect>
        <draw:rect draw:style-name="gr2" draw:text-style-name="P2" draw:layer="layout" svg:width="2.54cm" svg:height="2.159cm" svg:x="1.889cm" svg:y="4.556cm">
          <text:p text:style-name="P1"><text:span text:style-name="T1">sequence</text:span></text:p>
        </draw:rect>
        <draw:rect draw:style-name="gr3" draw:text-style-name="P2" draw:layer="layout" svg:width="1.651cm" svg:height="0.381cm" svg:x="2.27cm" svg:y="5.173cm">
          <text:p text:style-name="P1"><text:span text:style-name="T1">lesson</text:span></text:p>
        </draw:rect>
        <draw:rect draw:style-name="gr3" draw:text-style-name="P2" draw:layer="layout" svg:width="1.651cm" svg:height="0.381cm" svg:x="2.271cm" svg:y="5.174cm">
          <text:p text:style-name="P1"><text:span text:style-name="T1">lesson</text:span></text:p>
        </draw:rect>
        <draw:rect draw:style-name="gr3" draw:text-style-name="P2" draw:layer="layout" svg:width="1.651cm" svg:height="0.381cm" svg:x="2.271cm" svg:y="5.174cm">
          <text:p text:style-name="P1"><text:span text:style-name="T1">lesson</text:span></text:p>
        </draw:rect>
        <draw:rect draw:style-name="gr3" draw:text-style-name="P2" draw:layer="layout" svg:width="1.651cm" svg:height="0.381cm" svg:x="2.27cm" svg:y="6.189cm">
          <text:p text:style-name="P1"><text:span text:style-name="T1">lesson</text:span></text:p>
        </draw:rect>
        <draw:frame draw:style-name="gr4" draw:layer="layout" svg:width="1.391cm" svg:height="0.963cm" svg:x="2.403cm" svg:y="5.244cm">
          <draw:text-box>
            <text:p text:style-name="P3">. . .</text:p>
          </draw:text-box>
        </draw:frame>
        <draw:rect draw:style-name="gr2" draw:text-style-name="P2" draw:layer="layout" svg:width="2.54cm" svg:height="2.159cm" svg:x="1.889cm" svg:y="7.096cm">
          <text:p text:style-name="P1"><text:span text:style-name="T1">sequence</text:span></text:p>
        </draw:rect>
        <draw:rect draw:style-name="gr3" draw:text-style-name="P2" draw:layer="layout" svg:width="1.651cm" svg:height="0.381cm" svg:x="2.27cm" svg:y="7.713cm">
          <text:p text:style-name="P1"><text:span text:style-name="T1">lesson</text:span></text:p>
        </draw:rect>
        <draw:rect draw:style-name="gr3" draw:text-style-name="P2" draw:layer="layout" svg:width="1.651cm" svg:height="0.381cm" svg:x="2.271cm" svg:y="7.714cm">
          <text:p text:style-name="P1"><text:span text:style-name="T1">lesson</text:span></text:p>
        </draw:rect>
        <draw:rect draw:style-name="gr3" draw:text-style-name="P2" draw:layer="layout" svg:width="1.651cm" svg:height="0.381cm" svg:x="2.271cm" svg:y="7.714cm">
          <text:p text:style-name="P1"><text:span text:style-name="T1">lesson</text:span></text:p>
        </draw:rect>
        <draw:rect draw:style-name="gr3" draw:text-style-name="P2" draw:layer="layout" svg:width="1.651cm" svg:height="0.381cm" svg:x="2.27cm" svg:y="8.729cm">
          <text:p text:style-name="P1"><text:span text:style-name="T1">lesson</text:span></text:p>
        </draw:rect>
        <draw:frame draw:style-name="gr4" draw:layer="layout" svg:width="1.391cm" svg:height="0.963cm" svg:x="2.403cm" svg:y="7.784cm">
          <draw:text-box>
            <text:p text:style-name="P3">. . 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8.145cm" fo:margin-left="1cm" fo:margin-right="16.22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David Anderson</meta:initial-creator>
    <meta:creation-date>2008-02-01T09:17:00</meta:creation-date>
    <dc:creator>David Anderson</dc:creator>
    <dc:date>2008-08-18T20:05:20</dc:date>
    <meta:editing-cycles>4</meta:editing-cycles>
    <meta:editing-duration>P2DT0H16M40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